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6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817cm"/>
    </style:style>
    <style:style style:name="co5" style:family="table-column">
      <style:table-column-properties fo:break-before="auto" style:column-width="0.38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5.399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63cm" fo:break-before="auto" style:use-optimal-row-height="false"/>
    </style:style>
    <style:style style:name="ro2" style:family="table-row">
      <style:table-row-properties style:row-height="0.194cm" fo:break-before="auto" style:use-optimal-row-height="false"/>
    </style:style>
    <style:style style:name="ro3" style:family="table-row">
      <style:table-row-properties style:row-height="0.3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rotation-angle="90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rotation-angle="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51pt solid #000000" fo:border-left="none" fo:border-right="none" fo:border-top="0.51pt solid #000000"/>
    </style:style>
    <style:style style:name="ce13" style:family="table-cell" style:parent-style-name="Default">
      <style:table-cell-properties fo:border-bottom="0.51pt solid #000000" fo:border-left="none" fo:border-right="none" fo:border-top="0.51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I2:Tabelle1.M53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ce8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16370" table:default-cell-style-name="Default"/>
        <table:table-row table:style-name="ro1">
          <table:table-cell/>
          <table:table-cell table:style-name="ce2" office:value-type="string" calcext:value-type="string">
            <text:p>Hausreihe</text:p>
          </table:table-cell>
          <table:table-cell table:style-name="ce2" office:value-type="string" calcext:value-type="string">
            <text:p>Kabel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(Ader)</text:p>
          </table:table-cell>
          <table:table-cell table:style-name="ce2"/>
          <table:table-cell table:style-name="ce2" office:value-type="string" calcext:value-type="string">
            <text:p>Brücke </text:p>
          </table:table-cell>
          <table:table-cell table:number-columns-repeated="2" table:style-name="ce2" office:value-type="string" calcext:value-type="string">
            <text:p>Haus</text:p>
          </table:table-cell>
          <table:table-cell table:style-name="ce7" office:value-type="string" calcext:value-type="string">
            <text:p>Klemme</text:p>
          </table:table-cell>
          <table:table-cell table:style-name="ce6" office:value-type="string" calcext:value-type="string">
            <text:p>puent</text:p>
          </table:table-cell>
          <table:table-cell table:style-name="ce6" office:value-type="string" calcext:value-type="string">
            <text:p>bochs</text:p>
          </table:table-cell>
          <table:table-cell table:number-columns-repeated="16372"/>
        </table:table-row>
        <table:table-row table:style-name="ro2">
          <table:table-cell table:number-columns-repeated="10"/>
          <table:table-cell table:style-name="ce11" table:number-columns-repeated="2"/>
          <table:table-cell table:number-columns-repeated="16372"/>
        </table:table-row>
        <table:table-row table:style-name="ro3">
          <table:table-cell table:number-columns-repeated="9"/>
          <table:table-cell table:style-name="ce9" office:value-type="string" calcext:value-type="string">
            <text:p>K 1</text:p>
          </table:table-cell>
          <table:table-cell table:number-columns-repeated="2" table:style-name="ce9" office:value-type="string" calcext:value-type="string">
            <text:p>reserve</text:p>
          </table:table-cell>
          <table:table-cell table:style-name="ce12"/>
          <table:table-cell table:number-columns-repeated="16371"/>
        </table:table-row>
        <table:table-row table:style-name="ro3">
          <table:table-cell table:number-columns-repeated="9"/>
          <table:table-cell table:style-name="ce9" office:value-type="string" calcext:value-type="string">
            <text:p>K 2</text:p>
          </table:table-cell>
          <table:table-cell table:number-columns-repeated="2" table:style-name="ce9" office:value-type="string" calcext:value-type="string">
            <text:p>reserve</text:p>
          </table:table-cell>
          <table:table-cell table:style-name="ce12"/>
          <table:table-cell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string" calcext:value-type="string">
            <text:p>K 3</text:p>
          </table:table-cell>
          <table:table-cell table:style-name="ce9" table:formula="of:=CONCATENATE([.$B5];[.$C5];[.$D5];&quot;_haus_&quot;;[.$H5];&quot;_&quot;;[.$F5])" office:value-type="string" office:string-value="DR485_D+_haus_1_el_bl_ws_blau" calcext:value-type="string">
            <text:p>DR485_D+_haus_1_el_bl_ws_blau</text:p>
          </table:table-cell>
          <table:table-cell table:style-name="ce9" table:formula="of:=CONCATENATE([.$B5];[.$C5];[.$D5];&quot;_haus_&quot;;[.$H5];&quot;_&quot;;[.$F5])" office:value-type="string" office:string-value="DR485_D+_haus_1_el_bl_ws_blau" calcext:value-type="string">
            <text:p>DR485_D+_haus_1_el_bl_ws_bl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5]" office:value-type="float" office:value="1" calcext:value-type="float">
            <text:p>1</text:p>
          </table:table-cell>
          <table:table-cell table:style-name="ce1" table:formula="of:=[.I5]" office:value-type="float" office:value="16" calcext:value-type="float">
            <text:p>16</text:p>
          </table:table-cell>
          <table:table-cell table:style-name="ce9" office:value-type="string" calcext:value-type="string">
            <text:p>K 4</text:p>
          </table:table-cell>
          <table:table-cell table:style-name="ce9" table:formula="of:=CONCATENATE([.$B6];[.$C6];[.$D6];&quot;_haus_&quot;;[.$H6];&quot;_&quot;;[.$F6])" office:value-type="string" office:string-value="DR485_D-_haus_1_el_bl_ws_weiss" calcext:value-type="string">
            <text:p>DR485_D-_haus_1_el_bl_ws_weiss</text:p>
          </table:table-cell>
          <table:table-cell table:style-name="ce9" table:formula="of:=CONCATENATE([.$B6];[.$C6];[.$D6];&quot;_haus_&quot;;[.$H6];&quot;_&quot;;[.$F6])" office:value-type="string" office:string-value="DR485_D-_haus_1_el_bl_ws_weiss" calcext:value-type="string">
            <text:p>DR485_D-_haus_1_el_bl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5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5]+1" office:value-type="float" office:value="2" calcext:value-type="float">
            <text:p>2</text:p>
          </table:table-cell>
          <table:table-cell table:style-name="ce1" table:formula="of:=[.I5]+1" office:value-type="float" office:value="17" calcext:value-type="float">
            <text:p>17</text:p>
          </table:table-cell>
          <table:table-cell table:style-name="ce9" office:value-type="string" calcext:value-type="string">
            <text:p>K 5</text:p>
          </table:table-cell>
          <table:table-cell table:style-name="ce9" table:formula="of:=CONCATENATE([.$B7];[.$C7];[.$D7];&quot;_haus_&quot;;[.$H7];&quot;_&quot;;[.$F7])" office:value-type="string" office:string-value="DS485_D+_haus_2_el_ge_ws_gelb" calcext:value-type="string">
            <text:p>DS485_D+_haus_2_el_ge_ws_gelb</text:p>
          </table:table-cell>
          <table:table-cell table:style-name="ce9" table:formula="of:=CONCATENATE([.$B7];[.$C7];[.$D7];&quot;_haus_&quot;;[.$H7];&quot;_&quot;;[.$F7])" office:value-type="string" office:string-value="DS485_D+_haus_2_el_ge_ws_gelb" calcext:value-type="string">
            <text:p>DS485_D+_haus_2_el_ge_ws_gelb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6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6]+1" office:value-type="float" office:value="2" calcext:value-type="float">
            <text:p>2</text:p>
          </table:table-cell>
          <table:table-cell table:style-name="ce1" table:formula="of:=[.I6]+1" office:value-type="float" office:value="17" calcext:value-type="float">
            <text:p>17</text:p>
          </table:table-cell>
          <table:table-cell table:style-name="ce9" office:value-type="string" calcext:value-type="string">
            <text:p>K 6</text:p>
          </table:table-cell>
          <table:table-cell table:style-name="ce9" table:formula="of:=CONCATENATE([.$B8];[.$C8];[.$D8];&quot;_haus_&quot;;[.$H8];&quot;_&quot;;[.$F8])" office:value-type="string" office:string-value="DS485_D-_haus_2_el_ge_ws_weiss" calcext:value-type="string">
            <text:p>DS485_D-_haus_2_el_ge_ws_weiss</text:p>
          </table:table-cell>
          <table:table-cell table:style-name="ce9" table:formula="of:=CONCATENATE([.$B8];[.$C8];[.$D8];&quot;_haus_&quot;;[.$H8];&quot;_&quot;;[.$F8])" office:value-type="string" office:string-value="DS485_D-_haus_2_el_ge_ws_weiss" calcext:value-type="string">
            <text:p>DS485_D-_haus_2_el_ge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7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7]+1" office:value-type="float" office:value="3" calcext:value-type="float">
            <text:p>3</text:p>
          </table:table-cell>
          <table:table-cell table:style-name="ce1" table:formula="of:=[.I7]+1" office:value-type="float" office:value="18" calcext:value-type="float">
            <text:p>18</text:p>
          </table:table-cell>
          <table:table-cell table:style-name="ce9" office:value-type="string" calcext:value-type="string">
            <text:p>K 7</text:p>
          </table:table-cell>
          <table:table-cell table:style-name="ce9" table:formula="of:=CONCATENATE([.$B9];[.$C9];[.$D9];&quot;_haus_&quot;;[.$H9];&quot;_&quot;;[.$F9])" office:value-type="string" office:string-value="DT485_D+_haus_3_el_gn_ws_gruen" calcext:value-type="string">
            <text:p>DT485_D+_haus_3_el_gn_ws_gruen</text:p>
          </table:table-cell>
          <table:table-cell table:style-name="ce9" table:formula="of:=CONCATENATE([.$B9];[.$C9];[.$D9];&quot;_haus_&quot;;[.$H9];&quot;_&quot;;[.$F9])" office:value-type="string" office:string-value="DT485_D+_haus_3_el_gn_ws_gruen" calcext:value-type="string">
            <text:p>DT485_D+_haus_3_el_gn_ws_grue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8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8]+1" office:value-type="float" office:value="3" calcext:value-type="float">
            <text:p>3</text:p>
          </table:table-cell>
          <table:table-cell table:style-name="ce1" table:formula="of:=[.I8]+1" office:value-type="float" office:value="18" calcext:value-type="float">
            <text:p>18</text:p>
          </table:table-cell>
          <table:table-cell table:style-name="ce9" office:value-type="string" calcext:value-type="string">
            <text:p>K 8</text:p>
          </table:table-cell>
          <table:table-cell table:style-name="ce9" table:formula="of:=CONCATENATE([.$B10];[.$C10];[.$D10];&quot;_haus_&quot;;[.$H10];&quot;_&quot;;[.$F10])" office:value-type="string" office:string-value="DT485_D-_haus_3_el_gn_ws_weiss" calcext:value-type="string">
            <text:p>DT485_D-_haus_3_el_gn_ws_weiss</text:p>
          </table:table-cell>
          <table:table-cell table:style-name="ce9" table:formula="of:=CONCATENATE([.$B10];[.$C10];[.$D10];&quot;_haus_&quot;;[.$H10];&quot;_&quot;;[.$F10])" office:value-type="string" office:string-value="DT485_D-_haus_3_el_gn_ws_weiss" calcext:value-type="string">
            <text:p>DT485_D-_haus_3_el_g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9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table:formula="of:=[.H9]+1" office:value-type="float" office:value="4" calcext:value-type="float">
            <text:p>4</text:p>
          </table:table-cell>
          <table:table-cell table:style-name="ce1" table:formula="of:=[.I9]+1" office:value-type="float" office:value="19" calcext:value-type="float">
            <text:p>19</text:p>
          </table:table-cell>
          <table:table-cell table:style-name="ce9" office:value-type="string" calcext:value-type="string">
            <text:p>K 9</text:p>
          </table:table-cell>
          <table:table-cell table:style-name="ce9" table:formula="of:=CONCATENATE([.$B11];[.$C11];[.$D11];&quot;_haus_&quot;;[.$H11];&quot;_&quot;;[.$F11])" office:value-type="string" office:string-value="DU485_D+_haus_4_el_bn_ws_braun" calcext:value-type="string">
            <text:p>DU485_D+_haus_4_el_bn_ws_braun</text:p>
          </table:table-cell>
          <table:table-cell table:style-name="ce9" table:formula="of:=CONCATENATE([.$B11];[.$C11];[.$D11];&quot;_haus_&quot;;[.$H11];&quot;_&quot;;[.$F11])" office:value-type="string" office:string-value="DU485_D+_haus_4_el_bn_ws_braun" calcext:value-type="string">
            <text:p>DU485_D+_haus_4_el_bn_ws_brau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10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table:formula="of:=[.H10]+1" office:value-type="float" office:value="4" calcext:value-type="float">
            <text:p>4</text:p>
          </table:table-cell>
          <table:table-cell table:style-name="ce1" table:formula="of:=[.I10]+1" office:value-type="float" office:value="19" calcext:value-type="float">
            <text:p>19</text:p>
          </table:table-cell>
          <table:table-cell table:style-name="ce9" office:value-type="string" calcext:value-type="string">
            <text:p>K 10</text:p>
          </table:table-cell>
          <table:table-cell table:style-name="ce9" table:formula="of:=CONCATENATE([.$B12];[.$C12];[.$D12];&quot;_haus_&quot;;[.$H12];&quot;_&quot;;[.$F12])" office:value-type="string" office:string-value="DU485_D-_haus_4_el_bn_ws_weiss" calcext:value-type="string">
            <text:p>DU485_D-_haus_4_el_bn_ws_weiss</text:p>
          </table:table-cell>
          <table:table-cell table:style-name="ce9" table:formula="of:=CONCATENATE([.$B12];[.$C12];[.$D12];&quot;_haus_&quot;;[.$H12];&quot;_&quot;;[.$F12])" office:value-type="string" office:string-value="DU485_D-_haus_4_el_bn_ws_weiss" calcext:value-type="string">
            <text:p>DU485_D-_haus_4_el_b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table:formula="of:=[.H11]+1" office:value-type="float" office:value="5" calcext:value-type="float">
            <text:p>5</text:p>
          </table:table-cell>
          <table:table-cell table:style-name="ce1" table:formula="of:=[.I11]+1" office:value-type="float" office:value="20" calcext:value-type="float">
            <text:p>20</text:p>
          </table:table-cell>
          <table:table-cell table:style-name="ce9" office:value-type="string" calcext:value-type="string">
            <text:p>K 11</text:p>
          </table:table-cell>
          <table:table-cell table:style-name="ce9" table:formula="of:=CONCATENATE([.$B13];[.$C13];[.$D13];&quot;_haus_&quot;;[.$H13];&quot;_&quot;;[.$F13])" office:value-type="string" office:string-value="ER485_D+_haus_5_el_bl_ws_blau" calcext:value-type="string">
            <text:p>ER485_D+_haus_5_el_bl_ws_blau</text:p>
          </table:table-cell>
          <table:table-cell table:style-name="ce9" table:formula="of:=CONCATENATE([.$B13];[.$C13];[.$D13];&quot;_haus_&quot;;[.$H13];&quot;_&quot;;[.$F13])" office:value-type="string" office:string-value="ER485_D+_haus_5_el_bl_ws_blau" calcext:value-type="string">
            <text:p>ER485_D+_haus_5_el_bl_ws_bl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12]+1" office:value-type="float" office:value="5" calcext:value-type="float">
            <text:p>5</text:p>
          </table:table-cell>
          <table:table-cell table:style-name="ce1" table:formula="of:=[.I12]+1" office:value-type="float" office:value="20" calcext:value-type="float">
            <text:p>20</text:p>
          </table:table-cell>
          <table:table-cell table:style-name="ce9" office:value-type="string" calcext:value-type="string">
            <text:p>K 12</text:p>
          </table:table-cell>
          <table:table-cell table:style-name="ce9" table:formula="of:=CONCATENATE([.$B14];[.$C14];[.$D14];&quot;_haus_&quot;;[.$H14];&quot;_&quot;;[.$F14])" office:value-type="string" office:string-value="ER485_D-_haus_5_el_bl_ws_weiss" calcext:value-type="string">
            <text:p>ER485_D-_haus_5_el_bl_ws_weiss</text:p>
          </table:table-cell>
          <table:table-cell table:style-name="ce9" table:formula="of:=CONCATENATE([.$B14];[.$C14];[.$D14];&quot;_haus_&quot;;[.$H14];&quot;_&quot;;[.$F14])" office:value-type="string" office:string-value="ER485_D-_haus_5_el_bl_ws_weiss" calcext:value-type="string">
            <text:p>ER485_D-_haus_5_el_bl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13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13]+1" office:value-type="float" office:value="6" calcext:value-type="float">
            <text:p>6</text:p>
          </table:table-cell>
          <table:table-cell table:style-name="ce1" table:formula="of:=[.I13]+1" office:value-type="float" office:value="21" calcext:value-type="float">
            <text:p>21</text:p>
          </table:table-cell>
          <table:table-cell table:style-name="ce9" office:value-type="string" calcext:value-type="string">
            <text:p>K 13</text:p>
          </table:table-cell>
          <table:table-cell table:style-name="ce9" table:formula="of:=CONCATENATE([.$B15];[.$C15];[.$D15];&quot;_haus_&quot;;[.$H15];&quot;_&quot;;[.$F15])" office:value-type="string" office:string-value="ES485_D+_haus_6_el_ge_ws_gelb" calcext:value-type="string">
            <text:p>ES485_D+_haus_6_el_ge_ws_gelb</text:p>
          </table:table-cell>
          <table:table-cell table:style-name="ce9" table:formula="of:=CONCATENATE([.$B15];[.$C15];[.$D15];&quot;_haus_&quot;;[.$H15];&quot;_&quot;;[.$F15])" office:value-type="string" office:string-value="ES485_D+_haus_6_el_ge_ws_gelb" calcext:value-type="string">
            <text:p>ES485_D+_haus_6_el_ge_ws_gelb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14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14]+1" office:value-type="float" office:value="6" calcext:value-type="float">
            <text:p>6</text:p>
          </table:table-cell>
          <table:table-cell table:style-name="ce1" table:formula="of:=[.I14]+1" office:value-type="float" office:value="21" calcext:value-type="float">
            <text:p>21</text:p>
          </table:table-cell>
          <table:table-cell table:style-name="ce9" office:value-type="string" calcext:value-type="string">
            <text:p>K 14</text:p>
          </table:table-cell>
          <table:table-cell table:style-name="ce9" table:formula="of:=CONCATENATE([.$B16];[.$C16];[.$D16];&quot;_haus_&quot;;[.$H16];&quot;_&quot;;[.$F16])" office:value-type="string" office:string-value="ES485_D-_haus_6_el_ge_ws_weiss" calcext:value-type="string">
            <text:p>ES485_D-_haus_6_el_ge_ws_weiss</text:p>
          </table:table-cell>
          <table:table-cell table:style-name="ce9" table:formula="of:=CONCATENATE([.$B16];[.$C16];[.$D16];&quot;_haus_&quot;;[.$H16];&quot;_&quot;;[.$F16])" office:value-type="string" office:string-value="ES485_D-_haus_6_el_ge_ws_weiss" calcext:value-type="string">
            <text:p>ES485_D-_haus_6_el_ge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15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15]+1" office:value-type="float" office:value="7" calcext:value-type="float">
            <text:p>7</text:p>
          </table:table-cell>
          <table:table-cell table:style-name="ce1" table:formula="of:=[.I15]+1" office:value-type="float" office:value="22" calcext:value-type="float">
            <text:p>22</text:p>
          </table:table-cell>
          <table:table-cell table:style-name="ce9" office:value-type="string" calcext:value-type="string">
            <text:p>K 15</text:p>
          </table:table-cell>
          <table:table-cell table:style-name="ce9" table:formula="of:=CONCATENATE([.$B17];[.$C17];[.$D17];&quot;_haus_&quot;;[.$H17];&quot;_&quot;;[.$F17])" office:value-type="string" office:string-value="ET485_D+_haus_7_el_gn_ws_gruen" calcext:value-type="string">
            <text:p>ET485_D+_haus_7_el_gn_ws_gruen</text:p>
          </table:table-cell>
          <table:table-cell table:style-name="ce9" table:formula="of:=CONCATENATE([.$B17];[.$C17];[.$D17];&quot;_haus_&quot;;[.$H17];&quot;_&quot;;[.$F17])" office:value-type="string" office:string-value="ET485_D+_haus_7_el_gn_ws_gruen" calcext:value-type="string">
            <text:p>ET485_D+_haus_7_el_gn_ws_grue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16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16]+1" office:value-type="float" office:value="7" calcext:value-type="float">
            <text:p>7</text:p>
          </table:table-cell>
          <table:table-cell table:style-name="ce1" table:formula="of:=[.I16]+1" office:value-type="float" office:value="22" calcext:value-type="float">
            <text:p>22</text:p>
          </table:table-cell>
          <table:table-cell table:style-name="ce9" office:value-type="string" calcext:value-type="string">
            <text:p>K 16</text:p>
          </table:table-cell>
          <table:table-cell table:style-name="ce9" table:formula="of:=CONCATENATE([.$B18];[.$C18];[.$D18];&quot;_haus_&quot;;[.$H18];&quot;_&quot;;[.$F18])" office:value-type="string" office:string-value="ET485_D-_haus_7_el_gn_ws_weiss" calcext:value-type="string">
            <text:p>ET485_D-_haus_7_el_gn_ws_weiss</text:p>
          </table:table-cell>
          <table:table-cell table:style-name="ce9" table:formula="of:=CONCATENATE([.$B18];[.$C18];[.$D18];&quot;_haus_&quot;;[.$H18];&quot;_&quot;;[.$F18])" office:value-type="string" office:string-value="ET485_D-_haus_7_el_gn_ws_weiss" calcext:value-type="string">
            <text:p>ET485_D-_haus_7_el_g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table:formula="of:=[.H17]+1" office:value-type="float" office:value="8" calcext:value-type="float">
            <text:p>8</text:p>
          </table:table-cell>
          <table:table-cell table:style-name="ce1" table:formula="of:=[.I17]+1" office:value-type="float" office:value="23" calcext:value-type="float">
            <text:p>23</text:p>
          </table:table-cell>
          <table:table-cell table:style-name="ce9" office:value-type="string" calcext:value-type="string">
            <text:p>K 17</text:p>
          </table:table-cell>
          <table:table-cell table:style-name="ce9" table:formula="of:=CONCATENATE([.$B19];[.$C19];[.$D19];&quot;_haus_&quot;;[.$H19];&quot;_&quot;;[.$F19])" office:value-type="string" office:string-value="FR485_D+_haus_8_el_bl_ws_blau" calcext:value-type="string">
            <text:p>FR485_D+_haus_8_el_bl_ws_blau</text:p>
          </table:table-cell>
          <table:table-cell table:style-name="ce9" table:formula="of:=CONCATENATE([.$B19];[.$C19];[.$D19];&quot;_haus_&quot;;[.$H19];&quot;_&quot;;[.$F19])" office:value-type="string" office:string-value="FR485_D+_haus_8_el_bl_ws_blau" calcext:value-type="string">
            <text:p>FR485_D+_haus_8_el_bl_ws_bl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18]+1" office:value-type="float" office:value="8" calcext:value-type="float">
            <text:p>8</text:p>
          </table:table-cell>
          <table:table-cell table:style-name="ce1" table:formula="of:=[.I18]+1" office:value-type="float" office:value="23" calcext:value-type="float">
            <text:p>23</text:p>
          </table:table-cell>
          <table:table-cell table:style-name="ce9" office:value-type="string" calcext:value-type="string">
            <text:p>K 18</text:p>
          </table:table-cell>
          <table:table-cell table:style-name="ce9" table:formula="of:=CONCATENATE([.$B20];[.$C20];[.$D20];&quot;_haus_&quot;;[.$H20];&quot;_&quot;;[.$F20])" office:value-type="string" office:string-value="FR485_D-_haus_8_el_bl_ws_weiss" calcext:value-type="string">
            <text:p>FR485_D-_haus_8_el_bl_ws_weiss</text:p>
          </table:table-cell>
          <table:table-cell table:style-name="ce9" table:formula="of:=CONCATENATE([.$B20];[.$C20];[.$D20];&quot;_haus_&quot;;[.$H20];&quot;_&quot;;[.$F20])" office:value-type="string" office:string-value="FR485_D-_haus_8_el_bl_ws_weiss" calcext:value-type="string">
            <text:p>FR485_D-_haus_8_el_bl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19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19]+1" office:value-type="float" office:value="9" calcext:value-type="float">
            <text:p>9</text:p>
          </table:table-cell>
          <table:table-cell table:style-name="ce1" table:formula="of:=[.I19]+1" office:value-type="float" office:value="24" calcext:value-type="float">
            <text:p>24</text:p>
          </table:table-cell>
          <table:table-cell table:style-name="ce9" office:value-type="string" calcext:value-type="string">
            <text:p>K 19</text:p>
          </table:table-cell>
          <table:table-cell table:style-name="ce9" table:formula="of:=CONCATENATE([.$B21];[.$C21];[.$D21];&quot;_haus_&quot;;[.$H21];&quot;_&quot;;[.$F21])" office:value-type="string" office:string-value="FS485_D+_haus_9_el_ge_ws_gelb" calcext:value-type="string">
            <text:p>FS485_D+_haus_9_el_ge_ws_gelb</text:p>
          </table:table-cell>
          <table:table-cell table:style-name="ce9" table:formula="of:=CONCATENATE([.$B21];[.$C21];[.$D21];&quot;_haus_&quot;;[.$H21];&quot;_&quot;;[.$F21])" office:value-type="string" office:string-value="FS485_D+_haus_9_el_ge_ws_gelb" calcext:value-type="string">
            <text:p>FS485_D+_haus_9_el_ge_ws_gelb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20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20]+1" office:value-type="float" office:value="9" calcext:value-type="float">
            <text:p>9</text:p>
          </table:table-cell>
          <table:table-cell table:style-name="ce1" table:formula="of:=[.I20]+1" office:value-type="float" office:value="24" calcext:value-type="float">
            <text:p>24</text:p>
          </table:table-cell>
          <table:table-cell table:style-name="ce9" office:value-type="string" calcext:value-type="string">
            <text:p>K 20</text:p>
          </table:table-cell>
          <table:table-cell table:style-name="ce9" table:formula="of:=CONCATENATE([.$B22];[.$C22];[.$D22];&quot;_haus_&quot;;[.$H22];&quot;_&quot;;[.$F22])" office:value-type="string" office:string-value="FS485_D-_haus_9_el_ge_ws_weiss" calcext:value-type="string">
            <text:p>FS485_D-_haus_9_el_ge_ws_weiss</text:p>
          </table:table-cell>
          <table:table-cell table:style-name="ce9" table:formula="of:=CONCATENATE([.$B22];[.$C22];[.$D22];&quot;_haus_&quot;;[.$H22];&quot;_&quot;;[.$F22])" office:value-type="string" office:string-value="FS485_D-_haus_9_el_ge_ws_weiss" calcext:value-type="string">
            <text:p>FS485_D-_haus_9_el_ge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21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21]+1" office:value-type="float" office:value="10" calcext:value-type="float">
            <text:p>10</text:p>
          </table:table-cell>
          <table:table-cell table:style-name="ce1" table:formula="of:=[.I21]+1" office:value-type="float" office:value="25" calcext:value-type="float">
            <text:p>25</text:p>
          </table:table-cell>
          <table:table-cell table:style-name="ce9" office:value-type="string" calcext:value-type="string">
            <text:p>K 21</text:p>
          </table:table-cell>
          <table:table-cell table:style-name="ce9" table:formula="of:=CONCATENATE([.$B23];[.$C23];[.$D23];&quot;_haus_&quot;;[.$H23];&quot;_&quot;;[.$F23])" office:value-type="string" office:string-value="FT485_D+_haus_10_el_gn_ws_gruen" calcext:value-type="string">
            <text:p>FT485_D+_haus_10_el_gn_ws_gruen</text:p>
          </table:table-cell>
          <table:table-cell table:style-name="ce9" table:formula="of:=CONCATENATE([.$B23];[.$C23];[.$D23];&quot;_haus_&quot;;[.$H23];&quot;_&quot;;[.$F23])" office:value-type="string" office:string-value="FT485_D+_haus_10_el_gn_ws_gruen" calcext:value-type="string">
            <text:p>FT485_D+_haus_10_el_gn_ws_grue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22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22]+1" office:value-type="float" office:value="10" calcext:value-type="float">
            <text:p>10</text:p>
          </table:table-cell>
          <table:table-cell table:style-name="ce1" table:formula="of:=[.I22]+1" office:value-type="float" office:value="25" calcext:value-type="float">
            <text:p>25</text:p>
          </table:table-cell>
          <table:table-cell table:style-name="ce9" office:value-type="string" calcext:value-type="string">
            <text:p>K 22</text:p>
          </table:table-cell>
          <table:table-cell table:style-name="ce9" table:formula="of:=CONCATENATE([.$B24];[.$C24];[.$D24];&quot;_haus_&quot;;[.$H24];&quot;_&quot;;[.$F24])" office:value-type="string" office:string-value="FT485_D-_haus_10_el_gn_ws_weiss" calcext:value-type="string">
            <text:p>FT485_D-_haus_10_el_gn_ws_weiss</text:p>
          </table:table-cell>
          <table:table-cell table:style-name="ce9" table:formula="of:=CONCATENATE([.$B24];[.$C24];[.$D24];&quot;_haus_&quot;;[.$H24];&quot;_&quot;;[.$F24])" office:value-type="string" office:string-value="FT485_D-_haus_10_el_gn_ws_weiss" calcext:value-type="string">
            <text:p>FT485_D-_haus_10_el_g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23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table:formula="of:=[.H23]+1" office:value-type="float" office:value="11" calcext:value-type="float">
            <text:p>11</text:p>
          </table:table-cell>
          <table:table-cell table:style-name="ce1" table:formula="of:=[.I23]+1" office:value-type="float" office:value="26" calcext:value-type="float">
            <text:p>26</text:p>
          </table:table-cell>
          <table:table-cell table:style-name="ce9" office:value-type="string" calcext:value-type="string">
            <text:p>K 23</text:p>
          </table:table-cell>
          <table:table-cell table:style-name="ce9" table:formula="of:=CONCATENATE([.$B25];[.$C25];[.$D25];&quot;_haus_&quot;;[.$H25];&quot;_&quot;;[.$F25])" office:value-type="string" office:string-value="FU485_D+_haus_11_el_bn_ws_braun" calcext:value-type="string">
            <text:p>FU485_D+_haus_11_el_bn_ws_braun</text:p>
          </table:table-cell>
          <table:table-cell table:style-name="ce9" table:formula="of:=CONCATENATE([.$B25];[.$C25];[.$D25];&quot;_haus_&quot;;[.$H25];&quot;_&quot;;[.$F25])" office:value-type="string" office:string-value="FU485_D+_haus_11_el_bn_ws_braun" calcext:value-type="string">
            <text:p>FU485_D+_haus_11_el_bn_ws_brau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24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table:formula="of:=[.H24]+1" office:value-type="float" office:value="11" calcext:value-type="float">
            <text:p>11</text:p>
          </table:table-cell>
          <table:table-cell table:style-name="ce1" table:formula="of:=[.I24]+1" office:value-type="float" office:value="26" calcext:value-type="float">
            <text:p>26</text:p>
          </table:table-cell>
          <table:table-cell table:style-name="ce9" office:value-type="string" calcext:value-type="string">
            <text:p>K 24</text:p>
          </table:table-cell>
          <table:table-cell table:style-name="ce9" table:formula="of:=CONCATENATE([.$B26];[.$C26];[.$D26];&quot;_haus_&quot;;[.$H26];&quot;_&quot;;[.$F26])" office:value-type="string" office:string-value="FU485_D-_haus_11_el_bn_ws_weiss" calcext:value-type="string">
            <text:p>FU485_D-_haus_11_el_bn_ws_weiss</text:p>
          </table:table-cell>
          <table:table-cell table:style-name="ce9" table:formula="of:=CONCATENATE([.$B26];[.$C26];[.$D26];&quot;_haus_&quot;;[.$H26];&quot;_&quot;;[.$F26])" office:value-type="string" office:string-value="FU485_D-_haus_11_el_bn_ws_weiss" calcext:value-type="string">
            <text:p>FU485_D-_haus_11_el_b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table:formula="of:=[.H25]+1" office:value-type="float" office:value="12" calcext:value-type="float">
            <text:p>12</text:p>
          </table:table-cell>
          <table:table-cell table:style-name="ce1"/>
          <table:table-cell table:style-name="ce9" office:value-type="string" calcext:value-type="string">
            <text:p>K 25</text:p>
          </table:table-cell>
          <table:table-cell table:style-name="ce9" table:formula="of:=CONCATENATE([.$B27];[.$C27];[.$D27];&quot;_haus_&quot;;[.$H27];&quot;_&quot;;[.$F27])" office:value-type="string" office:string-value="GR485_D+_haus_12_el_bl_ws_blau" calcext:value-type="string">
            <text:p>GR485_D+_haus_12_el_bl_ws_blau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26]+1" office:value-type="float" office:value="12" calcext:value-type="float">
            <text:p>12</text:p>
          </table:table-cell>
          <table:table-cell table:style-name="ce1"/>
          <table:table-cell table:style-name="ce9" office:value-type="string" calcext:value-type="string">
            <text:p>K 26</text:p>
          </table:table-cell>
          <table:table-cell table:style-name="ce9" table:formula="of:=CONCATENATE([.$B28];[.$C28];[.$D28];&quot;_haus_&quot;;[.$H28];&quot;_&quot;;[.$F28])" office:value-type="string" office:string-value="GR485_D-_haus_12_el_bl_ws_weiss" calcext:value-type="string">
            <text:p>GR485_D-_haus_12_el_bl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27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27]+1" office:value-type="float" office:value="13" calcext:value-type="float">
            <text:p>13</text:p>
          </table:table-cell>
          <table:table-cell table:style-name="ce1"/>
          <table:table-cell table:style-name="ce9" office:value-type="string" calcext:value-type="string">
            <text:p>K 27</text:p>
          </table:table-cell>
          <table:table-cell table:style-name="ce9" table:formula="of:=CONCATENATE([.$B29];[.$C29];[.$D29];&quot;_haus_&quot;;[.$H29];&quot;_&quot;;[.$F29])" office:value-type="string" office:string-value="GS485_D+_haus_13_el_ge_ws_gelb" calcext:value-type="string">
            <text:p>GS485_D+_haus_13_el_ge_ws_gelb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28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28]+1" office:value-type="float" office:value="13" calcext:value-type="float">
            <text:p>13</text:p>
          </table:table-cell>
          <table:table-cell table:style-name="ce1"/>
          <table:table-cell table:style-name="ce9" office:value-type="string" calcext:value-type="string">
            <text:p>K 28</text:p>
          </table:table-cell>
          <table:table-cell table:style-name="ce9" table:formula="of:=CONCATENATE([.$B30];[.$C30];[.$D30];&quot;_haus_&quot;;[.$H30];&quot;_&quot;;[.$F30])" office:value-type="string" office:string-value="GS485_D-_haus_13_el_ge_ws_weiss" calcext:value-type="string">
            <text:p>GS485_D-_haus_13_el_ge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29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29]+1" office:value-type="float" office:value="14" calcext:value-type="float">
            <text:p>14</text:p>
          </table:table-cell>
          <table:table-cell table:style-name="ce1"/>
          <table:table-cell table:style-name="ce9" office:value-type="string" calcext:value-type="string">
            <text:p>K 29</text:p>
          </table:table-cell>
          <table:table-cell table:style-name="ce9" table:formula="of:=CONCATENATE([.$B31];[.$C31];[.$D31];&quot;_haus_&quot;;[.$H31];&quot;_&quot;;[.$F31])" office:value-type="string" office:string-value="GT485_D+_haus_14_el_gn_ws_gruen" calcext:value-type="string">
            <text:p>GT485_D+_haus_14_el_gn_ws_gruen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30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30]+1" office:value-type="float" office:value="14" calcext:value-type="float">
            <text:p>14</text:p>
          </table:table-cell>
          <table:table-cell table:style-name="ce1"/>
          <table:table-cell table:style-name="ce9" office:value-type="string" calcext:value-type="string">
            <text:p>K 30</text:p>
          </table:table-cell>
          <table:table-cell table:style-name="ce9" table:formula="of:=CONCATENATE([.$B32];[.$C32];[.$D32];&quot;_haus_&quot;;[.$H32];&quot;_&quot;;[.$F32])" office:value-type="string" office:string-value="GT485_D-_haus_14_el_gn_ws_weiss" calcext:value-type="string">
            <text:p>GT485_D-_haus_14_el_gn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31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table:formula="of:=[.H31]+1" office:value-type="float" office:value="15" calcext:value-type="float">
            <text:p>15</text:p>
          </table:table-cell>
          <table:table-cell table:style-name="ce1"/>
          <table:table-cell table:style-name="ce9" office:value-type="string" calcext:value-type="string">
            <text:p>K 31</text:p>
          </table:table-cell>
          <table:table-cell table:style-name="ce9" table:formula="of:=CONCATENATE([.$B33];[.$C33];[.$D33];&quot;_haus_&quot;;[.$H33];&quot;_&quot;;[.$F33])" office:value-type="string" office:string-value="GU485_D+_haus_15_el_bn_ws_braun" calcext:value-type="string">
            <text:p>GU485_D+_haus_15_el_bn_ws_braun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32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table:formula="of:=[.H32]+1" office:value-type="float" office:value="15" calcext:value-type="float">
            <text:p>15</text:p>
          </table:table-cell>
          <table:table-cell table:style-name="ce1"/>
          <table:table-cell table:style-name="ce9" office:value-type="string" calcext:value-type="string">
            <text:p>K 32</text:p>
          </table:table-cell>
          <table:table-cell table:style-name="ce9" table:formula="of:=CONCATENATE([.$B34];[.$C34];[.$D34];&quot;_haus_&quot;;[.$H34];&quot;_&quot;;[.$F34])" office:value-type="string" office:string-value="GU485_D-_haus_15_el_bn_ws_weiss" calcext:value-type="string">
            <text:p>GU485_D-_haus_15_el_bn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 table:number-columns-repeated="9"/>
          <table:table-cell table:style-name="ce9" office:value-type="string" calcext:value-type="string">
            <text:p>K 33</text:p>
          </table:table-cell>
          <table:table-cell table:number-columns-repeated="2" table:style-name="ce9" office:value-type="string" calcext:value-type="string">
            <text:p>D485_0V reserve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 table:number-columns-repeated="9"/>
          <table:table-cell table:style-name="ce9" office:value-type="string" calcext:value-type="string">
            <text:p>K 34</text:p>
          </table:table-cell>
          <table:table-cell table:number-columns-repeated="2" table:style-name="ce9" office:value-type="string" calcext:value-type="string">
            <text:p>D485_0V reserve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5</text:p>
          </table:table-cell>
          <table:table-cell table:style-name="ce9" table:formula="of:=CONCATENATE([.$B37];[.$C37];[.$D37];&quot;_haus_&quot;;[.$H37];&quot;_&quot;;[.$F37])" office:value-type="string" office:string-value="D485_0V_haus_x_el_gr_ws_weiss" calcext:value-type="string">
            <text:p>D485_0V_haus_x_el_gr_ws_weiss</text:p>
          </table:table-cell>
          <table:table-cell table:style-name="ce9" table:formula="of:=CONCATENATE([.$B37];[.$C37];[.$D37];&quot;_haus_&quot;;[.$H37];&quot;_&quot;;[.$F37])" office:value-type="string" office:string-value="D485_0V_haus_x_el_gr_ws_weiss" calcext:value-type="string">
            <text:p>D485_0V_haus_x_el_gr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6</text:p>
          </table:table-cell>
          <table:table-cell table:style-name="ce9" table:formula="of:=CONCATENATE([.$B38];[.$C38];[.$D38];&quot;_haus_&quot;;[.$H38];&quot;_&quot;;[.$F38])" office:value-type="string" office:string-value="D485_0V_haus_x_el_blws_ws_weiss" calcext:value-type="string">
            <text:p>D485_0V_haus_x_el_blws_ws_weiss</text:p>
          </table:table-cell>
          <table:table-cell table:style-name="ce9" table:formula="of:=CONCATENATE([.$B38];[.$C38];[.$D38];&quot;_haus_&quot;;[.$H38];&quot;_&quot;;[.$F38])" office:value-type="string" office:string-value="D485_0V_haus_x_el_blws_ws_weiss" calcext:value-type="string">
            <text:p>D485_0V_haus_x_el_blws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7</text:p>
          </table:table-cell>
          <table:table-cell table:style-name="ce9" table:formula="of:=CONCATENATE([.$B39];[.$C39];[.$D39];&quot;_haus_&quot;;[.$H39];&quot;_&quot;;[.$F39])" office:value-type="string" office:string-value="E485_0V_haus_x_el_gr_ws_weiss" calcext:value-type="string">
            <text:p>E485_0V_haus_x_el_gr_ws_weiss</text:p>
          </table:table-cell>
          <table:table-cell table:style-name="ce9" table:formula="of:=CONCATENATE([.$B39];[.$C39];[.$D39];&quot;_haus_&quot;;[.$H39];&quot;_&quot;;[.$F39])" office:value-type="string" office:string-value="E485_0V_haus_x_el_gr_ws_weiss" calcext:value-type="string">
            <text:p>E485_0V_haus_x_el_gr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8</text:p>
          </table:table-cell>
          <table:table-cell table:style-name="ce9" table:formula="of:=CONCATENATE([.$B40];[.$C40];[.$D40];&quot;_haus_&quot;;[.$H40];&quot;_&quot;;[.$F40])" office:value-type="string" office:string-value="E485_0V_haus_x_el_blws_ws_weiss" calcext:value-type="string">
            <text:p>E485_0V_haus_x_el_blws_ws_weiss</text:p>
          </table:table-cell>
          <table:table-cell table:style-name="ce9" table:formula="of:=CONCATENATE([.$B40];[.$C40];[.$D40];&quot;_haus_&quot;;[.$H40];&quot;_&quot;;[.$F40])" office:value-type="string" office:string-value="E485_0V_haus_x_el_blws_ws_weiss" calcext:value-type="string">
            <text:p>E485_0V_haus_x_el_blws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9</text:p>
          </table:table-cell>
          <table:table-cell table:style-name="ce9" table:formula="of:=CONCATENATE([.$B41];[.$C41];[.$D41];&quot;_haus_&quot;;[.$H41];&quot;_&quot;;[.$F41])" office:value-type="string" office:string-value="F485_0V_haus_x_el_gr_ws_weiss" calcext:value-type="string">
            <text:p>F485_0V_haus_x_el_gr_ws_weiss</text:p>
          </table:table-cell>
          <table:table-cell table:style-name="ce9" table:formula="of:=CONCATENATE([.$B41];[.$C41];[.$D41];&quot;_haus_&quot;;[.$H41];&quot;_&quot;;[.$F41])" office:value-type="string" office:string-value="F485_0V_haus_x_el_gr_ws_weiss" calcext:value-type="string">
            <text:p>F485_0V_haus_x_el_gr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0</text:p>
          </table:table-cell>
          <table:table-cell table:style-name="ce9" table:formula="of:=CONCATENATE([.$B42];[.$C42];[.$D42];&quot;_haus_&quot;;[.$H42];&quot;_&quot;;[.$F42])" office:value-type="string" office:string-value="F485_0V_haus_x_el_blws_ws_weiss" calcext:value-type="string">
            <text:p>F485_0V_haus_x_el_blws_ws_weiss</text:p>
          </table:table-cell>
          <table:table-cell table:style-name="ce9" table:formula="of:=CONCATENATE([.$B42];[.$C42];[.$D42];&quot;_haus_&quot;;[.$H42];&quot;_&quot;;[.$F42])" office:value-type="string" office:string-value="F485_0V_haus_x_el_blws_ws_weiss" calcext:value-type="string">
            <text:p>F485_0V_haus_x_el_blws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41</text:p>
          </table:table-cell>
          <table:table-cell table:style-name="ce9" table:formula="of:=CONCATENATE([.$B43];[.$C43];[.$D43];&quot;_haus_&quot;;[.$H43];&quot;_&quot;;[.$F43])" office:value-type="string" office:string-value="G485_0V_haus_x_el_gr_ws_weiss" calcext:value-type="string">
            <text:p>G485_0V_haus_x_el_gr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42</text:p>
          </table:table-cell>
          <table:table-cell table:style-name="ce9" table:formula="of:=CONCATENATE([.$B44];[.$C44];[.$D44];&quot;_haus_&quot;;[.$H44];&quot;_&quot;;[.$F44])" office:value-type="string" office:string-value="G485_0V_haus_x_el_blws_ws_weiss" calcext:value-type="string">
            <text:p>G485_0V_haus_x_el_blws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3</text:p>
          </table:table-cell>
          <table:table-cell table:style-name="ce9" table:formula="of:=CONCATENATE([.$B45];[.$C45];[.$D45];&quot;_haus_&quot;;[.$H45];&quot;_&quot;;[.$F45])" office:value-type="string" office:string-value="D486_24V_haus_x_el_blws_ws_blauws" calcext:value-type="string">
            <text:p>D486_24V_haus_x_el_blws_ws_blauws</text:p>
          </table:table-cell>
          <table:table-cell table:style-name="ce9" table:formula="of:=CONCATENATE([.$B45];[.$C45];[.$D45];&quot;_haus_&quot;;[.$H45];&quot;_&quot;;[.$F45])" office:value-type="string" office:string-value="D486_24V_haus_x_el_blws_ws_blauws" calcext:value-type="string">
            <text:p>D486_24V_haus_x_el_blws_ws_blauw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4</text:p>
          </table:table-cell>
          <table:table-cell table:style-name="ce9" table:formula="of:=CONCATENATE([.$B46];[.$C46];[.$D46];&quot;_haus_&quot;;[.$H46];&quot;_&quot;;[.$F46])" office:value-type="string" office:string-value="E486_24V_haus_x_el_blws_ws_blauws" calcext:value-type="string">
            <text:p>E486_24V_haus_x_el_blws_ws_blauws</text:p>
          </table:table-cell>
          <table:table-cell table:style-name="ce9" table:formula="of:=CONCATENATE([.$B46];[.$C46];[.$D46];&quot;_haus_&quot;;[.$H46];&quot;_&quot;;[.$F46])" office:value-type="string" office:string-value="E486_24V_haus_x_el_blws_ws_blauws" calcext:value-type="string">
            <text:p>E486_24V_haus_x_el_blws_ws_blauw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5</text:p>
          </table:table-cell>
          <table:table-cell table:style-name="ce9" table:formula="of:=CONCATENATE([.$B47];[.$C47];[.$D47];&quot;_haus_&quot;;[.$H47];&quot;_&quot;;[.$F47])" office:value-type="string" office:string-value="F486_24V_haus_x_el_blws_ws_blauws" calcext:value-type="string">
            <text:p>F486_24V_haus_x_el_blws_ws_blauws</text:p>
          </table:table-cell>
          <table:table-cell table:style-name="ce9" table:formula="of:=CONCATENATE([.$B47];[.$C47];[.$D47];&quot;_haus_&quot;;[.$H47];&quot;_&quot;;[.$F47])" office:value-type="string" office:string-value="F486_24V_haus_x_el_blws_ws_blauws" calcext:value-type="string">
            <text:p>F486_24V_haus_x_el_blws_ws_blauw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46</text:p>
          </table:table-cell>
          <table:table-cell table:style-name="ce9" table:formula="of:=CONCATENATE([.$B48];[.$C48];[.$D48];&quot;_haus_&quot;;[.$H48];&quot;_&quot;;[.$F48])" office:value-type="string" office:string-value="G486_24V_haus_x_el_blws_ws_blauws" calcext:value-type="string">
            <text:p>G486_24V_haus_x_el_blws_ws_blauw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7</text:p>
          </table:table-cell>
          <table:table-cell table:style-name="ce9" table:formula="of:=CONCATENATE([.$B49];[.$C49];[.$D49];&quot;_haus_&quot;;[.$H49];&quot;_&quot;;[.$F49])" office:value-type="string" office:string-value="Dautomatik_haus_x_el_gr_ws_grau" calcext:value-type="string">
            <text:p>Dautomatik_haus_x_el_gr_ws_grau</text:p>
          </table:table-cell>
          <table:table-cell table:style-name="ce9" table:formula="of:=CONCATENATE([.$B49];[.$C49];[.$D49];&quot;_haus_&quot;;[.$H49];&quot;_&quot;;[.$F49])" office:value-type="string" office:string-value="Dautomatik_haus_x_el_gr_ws_grau" calcext:value-type="string">
            <text:p>D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8</text:p>
          </table:table-cell>
          <table:table-cell table:style-name="ce9" table:formula="of:=CONCATENATE([.$B50];[.$C50];[.$D50];&quot;_haus_&quot;;[.$H50];&quot;_&quot;;[.$F50])" office:value-type="string" office:string-value="Eautomatik_haus_x_el_gr_ws_grau" calcext:value-type="string">
            <text:p>Eautomatik_haus_x_el_gr_ws_grau</text:p>
          </table:table-cell>
          <table:table-cell table:style-name="ce9" table:formula="of:=CONCATENATE([.$B50];[.$C50];[.$D50];&quot;_haus_&quot;;[.$H50];&quot;_&quot;;[.$F50])" office:value-type="string" office:string-value="Eautomatik_haus_x_el_gr_ws_grau" calcext:value-type="string">
            <text:p>E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9</text:p>
          </table:table-cell>
          <table:table-cell table:style-name="ce9" table:formula="of:=CONCATENATE([.$B51];[.$C51];[.$D51];&quot;_haus_&quot;;[.$H51];&quot;_&quot;;[.$F51])" office:value-type="string" office:string-value="Fautomatik_haus_x_el_gr_ws_grau" calcext:value-type="string">
            <text:p>Fautomatik_haus_x_el_gr_ws_grau</text:p>
          </table:table-cell>
          <table:table-cell table:style-name="ce9" table:formula="of:=CONCATENATE([.$B51];[.$C51];[.$D51];&quot;_haus_&quot;;[.$H51];&quot;_&quot;;[.$F51])" office:value-type="string" office:string-value="Fautomatik_haus_x_el_gr_ws_grau" calcext:value-type="string">
            <text:p>F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50</text:p>
          </table:table-cell>
          <table:table-cell table:style-name="ce9" table:formula="of:=CONCATENATE([.$B52];[.$C52];[.$D52];&quot;_haus_&quot;;[.$H52];&quot;_&quot;;[.$F52])" office:value-type="string" office:string-value="Gautomatik_haus_x_el_gr_ws_grau" calcext:value-type="string">
            <text:p>Gautomatik_haus_x_el_gr_ws_grau</text:p>
          </table:table-cell>
          <table:table-cell table:style-name="ce9" table:formula="of:=CONCATENATE([.$B52];[.$C52];[.$D52];&quot;_haus_&quot;;[.$H52];&quot;_&quot;;[.$F52])" office:value-type="string" office:string-value="Gautomatik_haus_x_el_gr_ws_grau" calcext:value-type="string">
            <text:p>G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4">
          <table:table-cell table:number-columns-repeated="10"/>
          <table:table-cell table:style-name="ce11" table:number-columns-repeated="2"/>
          <table:table-cell table:number-columns-repeated="16372"/>
        </table:table-row>
        <table:table-row table:style-name="ro4" table:number-rows-repeated="104852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9:47:19.8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6:59:39.630000000</meta:creation-date>
    <dc:date>2024-01-31T17:11:05.494000000</dc:date>
    <meta:editing-duration>P1DT3H23M4S</meta:editing-duration>
    <meta:editing-cycles>9</meta:editing-cycles>
    <meta:generator>LibreOffice/7.5.9.2$Windows_X86_64 LibreOffice_project/cdeefe45c17511d326101eed8008ac4092f278a9</meta:generator>
    <meta:print-date>2024-01-31T17:08:37.916000000</meta:print-date>
    <meta:document-statistic meta:table-count="1" meta:cell-count="466" meta:object-count="0"/>
  </office:meta>
</office:document-meta>
</file>